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ato" svg:font-family="Lato, sans-serif, FontAwesome"/>
    <style:font-face style:name="Source Sans Pro" svg:font-family="'Source Sans Pr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officeooo:rsid="001fb828" officeooo:paragraph-rsid="001fb828"/>
    </style:style>
    <style:style style:name="P2" style:family="paragraph" style:parent-style-name="Text_20_body">
      <style:text-properties style:font-name="Liberation Sans" fo:font-size="14pt" officeooo:rsid="001fb828" officeooo:paragraph-rsid="001fb828" style:font-name-asian="DejaVu Sans" style:font-size-asian="14pt" style:font-name-complex="FreeSans" style:font-size-complex="14pt"/>
    </style:style>
    <style:style style:name="P3" style:family="paragraph" style:parent-style-name="Text_20_body">
      <style:text-properties style:font-name="Liberation Sans" fo:font-size="12pt" officeooo:rsid="00375f25" officeooo:paragraph-rsid="00375f25" style:font-name-asian="DejaVu Sans" style:font-size-asian="12pt" style:font-name-complex="FreeSans" style:font-size-complex="12pt"/>
    </style:style>
    <style:style style:name="P4" style:family="paragraph" style:parent-style-name="Text_20_body">
      <style:text-properties style:font-name="Liberation Sans" fo:font-size="12pt" officeooo:rsid="0024a94f" officeooo:paragraph-rsid="001fb828" style:font-name-asian="DejaVu Sans" style:font-size-asian="12pt" style:font-name-complex="FreeSans" style:font-size-complex="12pt"/>
    </style:style>
    <style:style style:name="P5" style:family="paragraph" style:parent-style-name="Text_20_body">
      <style:text-properties officeooo:rsid="0021a8f4" officeooo:paragraph-rsid="0021a8f4"/>
    </style:style>
    <style:style style:name="P6" style:family="paragraph" style:parent-style-name="Text_20_body">
      <style:text-properties officeooo:paragraph-rsid="00267369"/>
    </style:style>
    <style:style style:name="P7" style:family="paragraph" style:parent-style-name="Text_20_body">
      <style:text-properties officeooo:rsid="002d8d04" officeooo:paragraph-rsid="002d8d04"/>
    </style:style>
    <style:style style:name="P8" style:family="paragraph" style:parent-style-name="Text_20_body">
      <style:text-properties officeooo:rsid="002e8388" officeooo:paragraph-rsid="002e8388"/>
    </style:style>
    <style:style style:name="P9" style:family="paragraph" style:parent-style-name="Text_20_body">
      <style:text-properties officeooo:rsid="002e8388" officeooo:paragraph-rsid="002f19b7"/>
    </style:style>
    <style:style style:name="P10" style:family="paragraph" style:parent-style-name="Text_20_body">
      <style:text-properties officeooo:rsid="00307553" officeooo:paragraph-rsid="00307553"/>
    </style:style>
    <style:style style:name="P11" style:family="paragraph" style:parent-style-name="Text_20_body">
      <style:text-properties officeooo:paragraph-rsid="0035d85a"/>
    </style:style>
    <style:style style:name="P12" style:family="paragraph" style:parent-style-name="Text_20_body">
      <style:text-properties fo:font-weight="bold" officeooo:rsid="00307553" officeooo:paragraph-rsid="0035d85a" style:font-weight-asian="bold" style:font-weight-complex="bold"/>
    </style:style>
    <style:style style:name="P13" style:family="paragraph" style:parent-style-name="Text_20_body">
      <style:text-properties officeooo:rsid="0035d85a" officeooo:paragraph-rsid="0035d85a"/>
    </style:style>
    <style:style style:name="P14" style:family="paragraph" style:parent-style-name="Text_20_body">
      <style:text-properties officeooo:rsid="00375f25" officeooo:paragraph-rsid="00375f25"/>
    </style:style>
    <style:style style:name="P15" style:family="paragraph" style:parent-style-name="Text_20_body">
      <style:text-properties officeooo:rsid="003c3bb7" officeooo:paragraph-rsid="003c3bb7"/>
    </style:style>
    <style:style style:name="P16" style:family="paragraph" style:parent-style-name="Text_20_body" style:list-style-name="L1">
      <style:text-properties officeooo:rsid="002e8388" officeooo:paragraph-rsid="002e8388"/>
    </style:style>
    <style:style style:name="P17" style:family="paragraph" style:parent-style-name="Text_20_body" style:list-style-name="L2">
      <style:text-properties officeooo:rsid="002e8388" officeooo:paragraph-rsid="002e8388"/>
    </style:style>
    <style:style style:name="P18" style:family="paragraph" style:parent-style-name="Text_20_body" style:list-style-name="L3">
      <style:text-properties officeooo:rsid="002e8388" officeooo:paragraph-rsid="002f19b7"/>
    </style:style>
    <style:style style:name="P19" style:family="paragraph" style:parent-style-name="Text_20_body" style:list-style-name="L3">
      <style:text-properties officeooo:rsid="002e8388" officeooo:paragraph-rsid="002e8388"/>
    </style:style>
    <style:style style:name="P20" style:family="paragraph" style:parent-style-name="Text_20_body" style:list-style-name="L4">
      <style:text-properties officeooo:rsid="00307553" officeooo:paragraph-rsid="0035d85a"/>
    </style:style>
    <style:style style:name="P21" style:family="paragraph" style:parent-style-name="Text_20_body" style:list-style-name="L5">
      <style:text-properties officeooo:paragraph-rsid="0045570e"/>
    </style:style>
    <style:style style:name="P22" style:family="paragraph" style:parent-style-name="Text_20_body" style:list-style-name="L5">
      <style:text-properties officeooo:rsid="00375f25" officeooo:paragraph-rsid="00375f25"/>
    </style:style>
    <style:style style:name="P23" style:family="paragraph" style:parent-style-name="Text_20_body" style:list-style-name="L5">
      <style:text-properties officeooo:rsid="003c0665" officeooo:paragraph-rsid="003c0665"/>
    </style:style>
    <style:style style:name="P24" style:family="paragraph" style:parent-style-name="Text_20_body" style:list-style-name="L6">
      <style:text-properties style:font-name="Liberation Sans" fo:font-size="12pt" officeooo:rsid="00375f25" officeooo:paragraph-rsid="00375f25" style:font-name-asian="DejaVu Sans" style:font-size-asian="12pt" style:font-name-complex="FreeSans" style:font-size-complex="12pt"/>
    </style:style>
    <style:style style:name="P25" style:family="paragraph" style:parent-style-name="Text_20_body" style:list-style-name="L6">
      <style:text-properties officeooo:rsid="0037fc73" officeooo:paragraph-rsid="0037fc73"/>
    </style:style>
    <style:style style:name="P26" style:family="paragraph" style:parent-style-name="Text_20_body" style:list-style-name="L5">
      <style:text-properties officeooo:rsid="0045570e" officeooo:paragraph-rsid="0045570e"/>
    </style:style>
    <style:style style:name="T1" style:family="text">
      <style:text-properties officeooo:rsid="0022a99e"/>
    </style:style>
    <style:style style:name="T2" style:family="text">
      <style:text-properties officeooo:rsid="00263531"/>
    </style:style>
    <style:style style:name="T3" style:family="text">
      <style:text-properties officeooo:rsid="002672f0"/>
    </style:style>
    <style:style style:name="T4" style:family="text">
      <style:text-properties officeooo:rsid="00267369"/>
    </style:style>
    <style:style style:name="T5" style:family="text">
      <style:text-properties fo:font-weight="bold" officeooo:rsid="00267369" style:font-weight-asian="bold" style:font-weight-complex="bold"/>
    </style:style>
    <style:style style:name="T6" style:family="text">
      <style:text-properties fo:font-weight="bold" officeooo:rsid="0033a4b1" style:font-weight-asian="bold" style:font-weight-complex="bold"/>
    </style:style>
    <style:style style:name="T7" style:family="text">
      <style:text-properties officeooo:rsid="002e8388"/>
    </style:style>
    <style:style style:name="T8" style:family="text">
      <style:text-properties officeooo:rsid="002f19b7"/>
    </style:style>
    <style:style style:name="T9" style:family="text">
      <style:text-properties style:font-name="Liberation Sans" fo:font-size="12pt" style:font-name-asian="DejaVu Sans" style:font-size-asian="12pt" style:font-name-complex="FreeSans" style:font-size-complex="12pt"/>
    </style:style>
    <style:style style:name="T10" style:family="text">
      <style:text-properties style:font-name="Liberation Sans" fo:font-size="12pt" officeooo:rsid="00375f25" style:font-name-asian="DejaVu Sans" style:font-size-asian="12pt" style:font-name-complex="FreeSans" style:font-size-complex="12pt"/>
    </style:style>
    <style:style style:name="T11" style:family="text">
      <style:text-properties style:font-name="Liberation Sans" fo:font-size="12pt" officeooo:rsid="003948b4" style:font-name-asian="DejaVu Sans" style:font-size-asian="12pt" style:font-name-complex="FreeSans" style:font-size-complex="12pt"/>
    </style:style>
    <style:style style:name="T12" style:family="text">
      <style:text-properties officeooo:rsid="0033a4b1"/>
    </style:style>
    <style:style style:name="T13" style:family="text">
      <style:text-properties fo:font-variant="normal" fo:text-transform="none" fo:color="#333333" style:font-name="Lato" fo:font-size="12pt" fo:letter-spacing="normal" fo:font-style="normal" fo:font-weight="normal"/>
    </style:style>
    <style:style style:name="T14" style:family="text">
      <style:text-properties fo:font-variant="normal" fo:text-transform="none" fo:color="#333333" style:font-name="Source Sans Pro" fo:font-size="12pt" fo:letter-spacing="normal" fo:font-style="normal" fo:font-weight="normal"/>
    </style:style>
    <style:style style:name="T15" style:family="text">
      <style:text-properties fo:font-variant="normal" fo:text-transform="none" fo:color="#333333" style:font-name="Liberation Sans" fo:font-size="12pt" fo:letter-spacing="normal" fo:font-style="normal" fo:font-weight="normal" officeooo:rsid="00375f25" style:font-name-asian="DejaVu Sans" style:font-size-asian="12pt" style:font-name-complex="FreeSans" style:font-size-complex="12pt"/>
    </style:style>
    <style:style style:name="T16" style:family="text">
      <style:text-properties officeooo:rsid="003948b4"/>
    </style:style>
    <style:style style:name="T17" style:family="text">
      <style:text-properties officeooo:rsid="0045570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olygon Filling Algorithm </text:p>
      <text:p text:style-name="Subtitle">Flood Filling Algorithm</text:p>
      <text:p text:style-name="Heading">Introduction</text:p>
      <text:p text:style-name="P5"><text:span text:style-name="T2">A polygon is a closed figure represented by a collection of more than 2 line segments connected end to end (Krat Keytal). It has a boundary which are made of the line segments called edges. Vertices are the endpoints of the edges. </text:span>In computer graphics, a polygon is an ordered list of <text:span text:style-name="T3">the</text:span> vertices. To add color to a polygon there is a need to fill the polygon with the desired color. <text:span text:style-name="T3">Polygon filling is a process whereby every pixel within the region of the polygon is colored. </text:span>To achieve this, pixels falling on the borders of the polygon and pixels inside the polygon must be determined. There are many techniques used to achieve this including: Scan line algorithm, Flood filling algorithm <text:span text:style-name="T1">and the</text:span> Boundary fill algorithm. <text:span text:style-name="T1">Our interest is on the flood filling algorithm and below is a write up of a review for this algorithm.</text:span></text:p>
      <text:p text:style-name="P1">Background</text:p>
      <text:p text:style-name="P6"><text:span text:style-name="T4">The flood fill algorithm is a modified form of the boundary fill algorithm. Is also known as <text:s/></text:span><text:span text:style-name="T5">seed-fill</text:span><text:span text:style-name="T4"> algorithm. The algorithm works by starting at a </text:span><text:span text:style-name="T5">seed</text:span><text:span text:style-name="T6">(node)</text:span><text:span text:style-name="T4"> point, a point known to be inside the polygon, setting the color of the neighboring pixels to the replacement color if they match a specific color known as the target color. <text:s/>It is used by most games such as Minesweeper, bucket-fill tools such as the bucket tool in Microsoft Windows Paint Program and in solving mazes. <text:s/>In the paint programs it is used to fill connected, similarly-colored areas with a different color.</text:span></text:p>
      <text:p text:style-name="P7">It is a very useful algorithm in scenarios where there is no single color boundary for the polygon, that is where the boundary has multiple colors. In flood filling, instead of filling color till you encounter a specific boundary color you just fill the pixels with default color.</text:p>
      <text:p text:style-name="P8">There are 2 methods of implementation for this algorithm:</text:p>
      <text:list xml:id="list1323241842" text:style-name="L1">
        <text:list-item>
          <text:p text:style-name="P16">4-connected pixels method</text:p>
        </text:list-item>
        <text:list-item>
          <text:p text:style-name="P16">8-connected pixels method</text:p>
        </text:list-item>
      </text:list>
      <text:p text:style-name="P8">In 4-connected pixels method when performing the fill, 4 pixels adjacent to the current pixel are checked. These 4 pixels are namely north (top), south (bottom), west(left) and east(right). With respect to the current pixel coordinate of (x, y) these correspond to these pixel coordinates:</text:p>
      <text:list xml:id="list2630810801" text:style-name="L2">
        <text:list-item>
          <text:p text:style-name="P17">(x+1, y)</text:p>
        </text:list-item>
        <text:list-item>
          <text:p text:style-name="P17">(x-1, y)</text:p>
        </text:list-item>
        <text:list-item>
          <text:p text:style-name="P17">(x, y+1)</text:p>
        </text:list-item>
        <text:list-item>
          <text:p text:style-name="P17">(x, y-1)</text:p>
        </text:list-item>
      </text:list>
      <text:p text:style-name="P11"><text:span text:style-name="T7">In 8-connected pixels when performing the fill, <text:s/>unlike in 4-connected pixels method, adjacent diagonal pixel positions are also checked thus </text:span><text:span text:style-name="Strong_20_Emphasis"><text:span text:style-name="T13">N, S, W, E, NW, NE, SW, SE</text:span></text:span><text:span text:style-name="T7">. Illustrative with respect to the current coordinate (x, y), the following pixel positions would be checked as well:</text:span></text:p>
      <text:list xml:id="list3255310688" text:style-name="L3">
        <text:list-item>
          <text:p text:style-name="P18"><text:soft-page-break/>(x, y-1)</text:p>
        </text:list-item>
        <text:list-item>
          <text:p text:style-name="P18">(x, y+1)</text:p>
        </text:list-item>
        <text:list-item>
          <text:p text:style-name="P19">(x+1,y)</text:p>
        </text:list-item>
        <text:list-item>
          <text:p text:style-name="P18">(x-1,y<text:span text:style-name="T8">)</text:span></text:p>
        </text:list-item>
        <text:list-item>
          <text:p text:style-name="P19">(x+1,y+1)</text:p>
        </text:list-item>
        <text:list-item>
          <text:p text:style-name="P18">(x+1,y-1)</text:p>
        </text:list-item>
        <text:list-item>
          <text:p text:style-name="P18">(x-1,y+1)</text:p>
        </text:list-item>
        <text:list-item>
          <text:p text:style-name="P18">(x-1,y-1)</text:p>
        </text:list-item>
      </text:list>
      <text:p text:style-name="P9"/>
      <text:p text:style-name="P10">The flood-fill algorithm may be structured in so many ways but underneath they all use a stack or queue. </text:p>
      <text:p text:style-name="Heading">Steps</text:p>
      <text:p text:style-name="P10">Depending on the implementation method and data structure used steps may have a slight variance. <text:span text:style-name="T12">In its simplest form, the flood-fill is implemented using a stack and a 4-connected pixels method.</text:span></text:p>
      <text:p text:style-name="P12">Flood-fill (node, target-color, replacement-color): </text:p>
      <text:list xml:id="list2776109760" text:style-name="L4">
        <text:list-item>
          <text:p text:style-name="P20">If target-color is equal to replacement-color, return. </text:p>
        </text:list-item>
        <text:list-item>
          <text:p text:style-name="P20">If the color of node is not equal to target-color, return. </text:p>
        </text:list-item>
        <text:list-item>
          <text:p text:style-name="P20">Set the color of node to replacement-color. </text:p>
        </text:list-item>
        <text:list-item>
          <text:p text:style-name="P20">Perform Flood-fill (one step to the south of node, target-color, replacement-color).</text:p>
          <text:p text:style-name="P20">Perform Flood-fill (one step to the north of node, target-color, replacement-color). Perform Flood-fill (one step to the west of node, target-color, replacement-color). Perform Flood-fill (one step to the east of node, target-color, replacement-color). </text:p>
        </text:list-item>
        <text:list-item>
          <text:p text:style-name="P20">Return.</text:p>
        </text:list-item>
      </text:list>
      <text:p text:style-name="P10"/>
      <text:p text:style-name="P13">Other implementations that use the queue data structure and loops for memory optimizations are available as illustrated in the figures below.</text:p>
      <text:p text:style-name="P15">[add illustrations here]</text:p>
      <text:p text:style-name="P2">Strengths</text:p>
      <text:p text:style-name="P14">outlined below are some of strengths that flood-filling algorithm has over other algorithms:</text:p>
      <text:list xml:id="list121324318" text:style-name="L5">
        <text:list-item>
          <text:p text:style-name="P22"><text:span text:style-name="T16">Simplicity</text:span><text:span text:style-name="T16">: simple algorithm with n</text:span>o requirement to have a mathematical description of the region.</text:p>
        </text:list-item>
        <text:list-item>
          <text:p text:style-name="P23">Unlike boundary fill algorithm it is more reliable and performant in cases where there no single color boundary for the polygon.</text:p>
        </text:list-item>
        <text:list-item>
          <text:p text:style-name="P26"><text:soft-page-break/>Unlike in boundary fill algorithm where leakages may occur, <text:s/>there are no leakages in flood-fill.</text:p>
        </text:list-item>
        <text:list-item>
          <text:p text:style-name="P21"><text:span text:style-name="T17">Adaptability: There are many variants of the flood-fill algorithm that can be used depending on requirements.</text:span></text:p>
        </text:list-item>
      </text:list>
      <text:p text:style-name="P2">Weaknesses</text:p>
      <text:p text:style-name="P3">outlined below are some of the notable weaknesses associated with the flood-fill algorithm</text:p>
      <text:list xml:id="list1695107506" text:style-name="L6">
        <text:list-item>
          <text:p text:style-name="P24">It uses a getPixel() system call making it less efficient as system calls introduce latency</text:p>
        </text:list-item>
        <text:list-item>
          <text:p text:style-name="P24">Not efficient for large polygons <text:s/>- <text:s/>requires large stack me<text:span text:style-name="T17">x</text:span>mory stack operation latency.</text:p>
        </text:list-item>
        <text:list-item>
          <text:p text:style-name="P24">It requires a seed point</text:p>
        </text:list-item>
        <text:list-item>
          <text:p text:style-name="P25"><text:span text:style-name="T9">Limitations in a narrow environments : <text:s/></text:span><text:span text:style-name="T11">may miss regions of polygons because of narrow areas.</text:span></text:p>
        </text:list-item>
      </text:list>
      <text:p text:style-name="P4"/>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ato" svg:font-family="Lato, sans-serif, FontAwesome"/>
    <style:font-face style:name="Source Sans Pro" svg:font-family="'Source Sans Pro',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igure"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1-20T08:31:52.537913163</meta:creation-date>
    <dc:date>2020-01-20T12:22:34.985163653</dc:date>
    <meta:editing-duration>PT48M13S</meta:editing-duration>
    <meta:editing-cycles>12</meta:editing-cycles>
    <meta:generator>LibreOffice/6.3.3.2$Linux_X86_64 LibreOffice_project/a64200df03143b798afd1ec74a12ab50359878ed</meta:generator>
    <meta:document-statistic meta:table-count="0" meta:image-count="0" meta:object-count="0" meta:page-count="3" meta:paragraph-count="48" meta:word-count="744" meta:character-count="4529" meta:non-whitespace-character-count="3845"/>
  </office:meta>
</office:document-meta>
</file>